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222222" style:font-name="arial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left="0.1563in" fo:margin-right="0in" fo:margin-top="0in" fo:margin-bottom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T1" style:family="text">
      <style:text-properties style:text-position="33% 80%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que Isle Half Marathon Race Report</text:p>
      <text:p text:style-name="P1"/>
      <text:p text:style-name="P2">On Sunday 7/17/16 I ran the Presque Isle half marathon. I couldn't easily run faster than 8:30/mile for the first 4 miles so I just relaxed. After the 4 mile mark I started to feel good and I picked up the pace continuously over the rest of the run. The temperature was in the mid to high 60's. I drank a few swallows of water and Gatorade at each of 11 water stations and had a gel at the 6.75 mile mark and another at the 10 mile mark. My GPS said the course was 13.17 miles and my time was 1:48:39 or 8:15/mi. My last 5K was in 24:38 or 7:55/mi. At the 10K I was in the 320<text:span text:style-name="T1">th</text:span> place. At the finish I was in 255<text:span text:style-name="T1">th</text:span> place out of 1359 finishers. </text:p>
      <text:p text:style-name="P3">Mile splits:</text:p>
      <text:list xml:id="list4423434879003472364" text:style-name="L1">
        <text:list-item>
          <text:p text:style-name="P4">8:30</text:p>
        </text:list-item>
        <text:list-item>
          <text:p text:style-name="P4">8:26</text:p>
        </text:list-item>
        <text:list-item>
          <text:p text:style-name="P4">8:32</text:p>
        </text:list-item>
        <text:list-item>
          <text:p text:style-name="P4">8:27</text:p>
        </text:list-item>
        <text:list-item>
          <text:p text:style-name="P4">8:19</text:p>
        </text:list-item>
        <text:list-item>
          <text:p text:style-name="P4">8:18</text:p>
        </text:list-item>
        <text:list-item>
          <text:p text:style-name="P4">8:23</text:p>
        </text:list-item>
        <text:list-item>
          <text:p text:style-name="P4">8:16</text:p>
        </text:list-item>
        <text:list-item>
          <text:p text:style-name="P4">8:15</text:p>
        </text:list-item>
        <text:list-item>
          <text:p text:style-name="P4">8:06</text:p>
        </text:list-item>
        <text:list-item>
          <text:p text:style-name="P4">8:09</text:p>
        </text:list-item>
        <text:list-item>
          <text:p text:style-name="P4">7:49</text:p>
        </text:list-item>
        <text:list-item>
          <text:p text:style-name="P4">7:53</text:p>
        </text:list-item>
      </text:list>
      <text:p text:style-name="P3">The last 0.17 miles in 1:16 or 7:30/m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7-18T20:34:53.27</dc:date>
    <dc:creator>James Lombardi</dc:creator>
    <meta:editing-duration>PT9H8M19S</meta:editing-duration>
    <meta:editing-cycles>23</meta:editing-cycles>
    <meta:document-statistic meta:table-count="0" meta:image-count="0" meta:object-count="0" meta:page-count="1" meta:paragraph-count="17" meta:word-count="175" meta:character-count="814"/>
  </office:meta>
</office:document-meta>
</file>